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EB Garamond" svg:font-family="'EB Garamon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EB Garamond1" svg:font-family="'EB Garamond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EB Garamond" fo:font-size="12pt" style:font-name-asian="EB Garamond1" style:font-size-asian="12pt" style:font-name-complex="EB Garamond1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EB Garamond" fo:font-size="12pt" style:font-name-asian="EB Garamond1" style:font-size-asian="12pt" style:font-name-complex="EB Garamond1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EB Garamond" fo:font-size="5pt" style:font-name-asian="EB Garamond1" style:font-size-asian="5pt" style:font-name-complex="EB Garamond1" style:font-size-complex="5pt"/>
    </style:style>
    <style:style style:name="P5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EB Garamond" fo:font-size="12pt" style:font-name-asian="EB Garamond1" style:font-size-asian="12pt" style:font-name-complex="EB Garamond1" style:font-size-complex="12pt"/>
    </style:style>
    <style:style style:name="P9" style:family="paragraph" style:parent-style-name="Standard" style:master-page-name="Standard">
      <style:paragraph-properties fo:text-align="center" style:justify-single-word="false" style:page-number="1"/>
    </style:style>
    <style:style style:name="P10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EB Garamond" fo:font-size="30pt" style:font-name-asian="EB Garamond1" style:font-size-asian="30pt" style:font-name-complex="EB Garamond1" style:font-size-complex="30pt"/>
    </style:style>
    <style:style style:name="T2" style:family="text">
      <style:text-properties style:font-name="EB Garamond" fo:font-size="20pt" style:font-name-asian="EB Garamond1" style:font-size-asian="20pt" style:font-name-complex="EB Garamond1" style:font-size-complex="20pt"/>
    </style:style>
    <style:style style:name="T3" style:family="text">
      <style:text-properties style:font-name="EB Garamond" fo:font-size="12pt" style:font-name-asian="EB Garamond1" style:font-size-asian="12pt" style:font-name-complex="EB Garamond1" style:font-size-complex="12pt"/>
    </style:style>
    <style:style style:name="T4" style:family="text">
      <style:text-properties style:font-name="EB Garamond" fo:font-size="12pt" fo:font-weight="bold" style:font-name-asian="EB Garamond1" style:font-size-asian="12pt" style:font-weight-asian="bold" style:font-name-complex="EB Garamond1" style:font-size-complex="12pt"/>
    </style:style>
    <style:style style:name="T5" style:family="text">
      <style:text-properties style:font-name="EB Garamond" fo:font-size="5pt" style:font-name-asian="EB Garamond1" style:font-size-asian="5pt" style:font-name-complex="EB Garamond1" style:font-size-complex="5pt"/>
    </style:style>
    <style:style style:name="T6" style:family="text">
      <style:text-properties style:font-name="EB Garamond" fo:font-size="1pt" style:font-name-asian="EB Garamond1" style:font-size-asian="1pt" style:font-name-complex="EB Garamond1" style:font-size-complex="1pt"/>
    </style:style>
    <style:style style:name="T7" style:family="text">
      <style:text-properties style:font-name="EB Garamond" fo:font-size="14pt" style:font-name-asian="EB Garamond1" style:font-size-asian="14pt" style:font-name-complex="EB Garamond1" style:font-size-complex="14pt"/>
    </style:style>
    <style:style style:name="T8" style:family="text">
      <style:text-properties fo:color="#666666" style:font-name="EB Garamond" fo:font-size="10pt" style:text-underline-style="solid" style:text-underline-width="auto" style:text-underline-color="font-color" style:font-name-asian="EB Garamond1" style:font-size-asian="10pt" style:font-name-complex="EB Garamond1" style:font-size-complex="10pt"/>
    </style:style>
    <style:style style:name="T9" style:family="text">
      <style:text-properties fo:color="#666666" style:font-name="EB Garamond" fo:font-size="10pt" style:font-name-asian="EB Garamond1" style:font-size-asian="10pt" style:font-name-complex="EB Garamond1" style:font-size-complex="10pt"/>
    </style:style>
    <style:style style:name="T10" style:family="text">
      <style:text-properties fo:color="#1155cc" style:font-name="EB Garamond" fo:font-size="12pt" style:text-underline-style="solid" style:text-underline-width="auto" style:text-underline-color="font-color" style:font-name-asian="EB Garamond1" style:font-size-asian="12pt" style:font-name-complex="EB Garamond1" style:font-size-complex="12pt"/>
    </style:style>
    <style:style style:name="Sect1" style:family="section">
      <style:section-properties style:editable="false">
        <style:columns fo:column-count="3">
          <style:column-sep style:width="0.0008in" style:color="#000000" style:height="100%" style:style="none"/>
          <style:column style:rel-width="21163*" fo:start-indent="0in" fo:end-indent="0.25in"/>
          <style:column style:rel-width="23211*" fo:start-indent="0.25in" fo:end-indent="0.25in"/>
          <style:column style:rel-width="21161*" fo:start-indent="0.2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Blaine Anderson</text:span></text:p>
      <text:p text:style-name="P1"><text:span text:style-name="T2">Software Engineer</text:span></text:p>
      <text:p text:style-name="P1"><text:span text:style-name="T3">Mesa, AZ 85205</text:span></text:p>
      <text:p text:style-name="P1"><text:span text:style-name="T3">BlaineAndersonDev@Gmail.com</text:span></text:p>
      <text:p text:style-name="P1"><text:span text:style-name="T3">480-305-3307</text:span></text:p>
      <text:p text:style-name="P3"/>
      <text:p text:style-name="P1"><text:span text:style-name="T3">Highly flexible developer with clear communication skills and a collaborative spirit. Excited to utilize expertise in software development and testing, as well as developing designs, testing, and code.</text:span></text:p>
      <text:p text:style-name="P3"/>
      <text:p text:style-name="P1"><text:span text:style-name="T3">#readytowork</text:span></text:p>
      <text:p text:style-name="P1"><text:span text:style-name="T3">Remote Ready and Willing to Relocate</text:span></text:p>
      <text:p text:style-name="P1"><text:span text:style-name="T3">Authorized to work in the US for any employer</text:span></text:p>
      <text:p text:style-name="P2"/>
      <text:p text:style-name="P1"><text:span text:style-name="T2">WORK EXPERIENCE</text:span></text:p>
      <text:p text:style-name="P1"><draw:rect text:anchor-type="as-char" style:rel-width="100%" draw:z-index="0" draw:style-name="gr1" draw:text-style-name="P10" svg:width="0.0012in" svg:height="0.0213in"><text:p/></draw:rect></text:p>
      <text:p text:style-name="P4"/>
      <text:p text:style-name="Standard"><text:span text:style-name="T7">Software Engineer</text:span></text:p>
      <text:p text:style-name="Standard"><text:a xlink:type="simple" xlink:href="https://www.gratedate.app/" text:style-name="ListLabel_20_28" text:visited-style-name="ListLabel_20_28"><text:span text:style-name="T8">Multiverse Studios</text:span></text:a><text:span text:style-name="T9"> - Seattle, WA </text:span></text:p>
      <text:p text:style-name="Standard"><text:span text:style-name="T9">December 2018 to Present</text:span></text:p>
      <text:p text:style-name="Standard"><text:span text:style-name="T3">Technologies: Javascript, Node, Express, PostgreSQL, Auth0, Knex, SQL, DotEnv, Chai/Mocha, Cors, Helmet, Cron, Morgan, Nodemon, Concurrently, Nodemailer, + more.</text:span></text:p>
      <text:list xml:id="list474489245" text:style-name="WWNum2">
        <text:list-item>
          <text:p text:style-name="P5"><text:span text:style-name="T3">Evaluated project Requirements and Specifications, including new technologies.</text:span></text:p>
        </text:list-item>
        <text:list-item>
          <text:p text:style-name="P5"><text:span text:style-name="T3">Established Milestones and set deadlines to achieve project completion on time.</text:span></text:p>
        </text:list-item>
        <text:list-item>
          <text:p text:style-name="P5"><text:span text:style-name="T3">Created a Secure and RESTful API with hundreds of Unit Tests.</text:span></text:p>
        </text:list-item>
        <text:list-item>
          <text:p text:style-name="P5"><text:span text:style-name="T3">Productive collaboration with team members in all life cycles of development.</text:span></text:p>
        </text:list-item>
        <text:list-item>
          <text:p text:style-name="P5"><text:span text:style-name="T3">Currently providing continued maintenance for the completed application.</text:span></text:p>
        </text:list-item>
      </text:list>
      <text:p text:style-name="P2"/>
      <text:p text:style-name="Standard"><text:soft-page-break/><text:span text:style-name="T7">Software Engineer</text:span></text:p>
      <text:p text:style-name="Standard"><text:a xlink:type="simple" xlink:href="https://senyours.io/" text:style-name="ListLabel_20_28" text:visited-style-name="ListLabel_20_28"><text:span text:style-name="T8">SenYours</text:span></text:a><text:span text:style-name="T9"> - San Francisco, CA </text:span></text:p>
      <text:p text:style-name="Standard"><text:span text:style-name="T9">2018</text:span></text:p>
      <text:p text:style-name="Standard"><text:span text:style-name="T3">Technologies: Ruby on Rails, Javascript, Node, ActiveRecord, RSpec JQuery, DotEnv, bCrypt, CarrierWave, Stripe API, Capybara, Selenium, ckeditor, + more.</text:span></text:p>
      <text:list xml:id="list150907493250108" text:continue-numbering="true" text:style-name="WWNum2">
        <text:list-item>
          <text:p text:style-name="P5"><text:span text:style-name="T3">Constructed a modern blog and connected a secure API for all web service queries.</text:span></text:p>
        </text:list-item>
        <text:list-item>
          <text:p text:style-name="P5"><text:span text:style-name="T3">Assessed and modified existing code structures to provide additional security.</text:span></text:p>
        </text:list-item>
        <text:list-item>
          <text:p text:style-name="P5"><text:span text:style-name="T3">Managed planning, current objectives, and deadlines as the Team Lead.</text:span></text:p>
        </text:list-item>
        <text:list-item>
          <text:p text:style-name="P5"><text:span text:style-name="T3">Consulted with prospective investors utilizing relatable non-technical terminology.</text:span></text:p>
        </text:list-item>
      </text:list>
      <text:p text:style-name="P8"/>
      <text:p text:style-name="P1"><text:span text:style-name="T2">EDUCATION</text:span></text:p>
      <text:p text:style-name="P1"><draw:rect text:anchor-type="as-char" style:rel-width="100%" draw:z-index="1" draw:style-name="gr1" draw:text-style-name="P10" svg:width="0.0012in" svg:height="0.0213in"><text:p/></draw:rect></text:p>
      <text:p text:style-name="Standard"><text:span text:style-name="T7">Bootcamp in Full-Stack Applications</text:span></text:p>
      <text:p text:style-name="Standard"><text:a xlink:type="simple" xlink:href="https://en.wikipedia.org/wiki/Dev_Bootcamp" text:style-name="ListLabel_20_28" text:visited-style-name="ListLabel_20_28"><text:span text:style-name="T8">DevBootCamp</text:span></text:a><text:span text:style-name="T9"> - Seattle, WA </text:span></text:p>
      <text:p text:style-name="Standard"><text:span text:style-name="T9">2017</text:span></text:p>
      <text:p text:style-name="Standard"><text:span text:style-name="T3">Technologies: Ruby on Rails, Javascript, Node, Express, PostgreSQL, ActiveRecord, RSpec, JQuery, DotEnv, bCrypt,</text:span></text:p>
      <text:p text:style-name="Standard"><text:span text:style-name="T3"><text:s/>Jest + more.</text:span></text:p>
      <text:list xml:id="list3911371295" text:style-name="WWNum1">
        <text:list-item>
          <text:p text:style-name="P6"><text:span text:style-name="T3">Extensive and immersive 22-week full-stack software development training program.</text:span></text:p>
        </text:list-item>
        <text:list-item>
          <text:p text:style-name="P6"><text:span text:style-name="T3">Focused on a multitude of web applications using various languages, Agile methodology, OOP, TDD, Pair Programming, and more.</text:span></text:p>
        </text:list-item>
        <text:list-item>
          <text:p text:style-name="P6"><text:span text:style-name="T3">This program culminated in a production-quality capstone application delivered and presented in front of experts in the field of software engineering.</text:span></text:p>
        </text:list-item>
      </text:list>
      <text:p text:style-name="P2"/>
      <text:p text:style-name="P1"><text:span text:style-name="T2">SPECIAL INTERESTS</text:span></text:p>
      <text:p text:style-name="P1"><draw:rect text:anchor-type="as-char" style:rel-width="100%" draw:z-index="2" draw:style-name="gr1" draw:text-style-name="P10" svg:width="0.0012in" svg:height="0.0213in"><text:p/></draw:rect></text:p>
      <text:p text:style-name="Standard"><text:span text:style-name="T7">Owner/Operator</text:span></text:p>
      <text:p text:style-name="Standard"><text:a xlink:type="simple" xlink:href="https://blainea97.wixsite.com/mccomrades" text:style-name="ListLabel_20_28" text:visited-style-name="ListLabel_20_28"><text:span text:style-name="T8">MCComrades</text:span></text:a><text:span text:style-name="T9"> - Mesa, AZ </text:span></text:p>
      <text:p text:style-name="Standard"><text:span text:style-name="T9">2015 - 2017</text:span></text:p>
      <text:list xml:id="list216744269" text:style-name="WWNum3">
        <text:list-item>
          <text:p text:style-name="P7"><text:span text:style-name="T3">Created and managed an online Minecraft game server.</text:span></text:p>
        </text:list-item>
        <text:list-item>
          <text:p text:style-name="P7"><text:soft-page-break/><text:span text:style-name="T3">Manually updated configurations and manipulated code to provide an engaging and fun experience for players.</text:span></text:p>
        </text:list-item>
        <text:list-item>
          <text:p text:style-name="P7"><text:span text:style-name="T3">Running a top 100 server with hundreds of concurrent players.</text:span></text:p>
        </text:list-item>
      </text:list>
      <text:p text:style-name="P2"/>
      <text:p text:style-name="P1"><text:span text:style-name="T2">SKILLS</text:span></text:p>
      <text:p text:style-name="P1"><draw:rect text:anchor-type="as-char" style:rel-width="100%" draw:z-index="3" draw:style-name="gr1" draw:text-style-name="P10" svg:width="0.0012in" svg:height="0.0213in"><text:p/></draw:rect></text:p>
      <text:section text:style-name="Sect1" text:name="TextSection">
        <text:p text:style-name="P3"/>
        <text:p text:style-name="P1"><text:span text:style-name="T3">Ruby On Rails</text:span></text:p>
        <text:p text:style-name="P1"><text:span text:style-name="T3">Ruby</text:span></text:p>
        <text:p text:style-name="P1"><text:span text:style-name="T3">ActiveRecord</text:span></text:p>
        <text:p text:style-name="P1"><text:span text:style-name="T3">JQuery</text:span></text:p>
        <text:p text:style-name="P1"><text:span text:style-name="T3">HTML5</text:span></text:p>
        <text:p text:style-name="P1"><text:span text:style-name="T3">CSS</text:span></text:p>
        <text:p text:style-name="P1"><text:span text:style-name="T3">JSON</text:span></text:p>
        <text:p text:style-name="P3"/>
        <text:p text:style-name="P2"/>
        <text:p text:style-name="P1"><text:span text:style-name="T3">JavaScript</text:span></text:p>
        <text:p text:style-name="P1"><text:span text:style-name="T3">NodeJS</text:span></text:p>
        <text:p text:style-name="P1"><text:span text:style-name="T3">ReactJS</text:span></text:p>
        <text:p text:style-name="P1"><text:span text:style-name="T3">Gatsby</text:span></text:p>
        <text:p text:style-name="P1"><text:span text:style-name="T3">ExpressJS</text:span></text:p>
        <text:p text:style-name="P1"><text:span text:style-name="T3">Mocha/Chai</text:span></text:p>
        <text:p text:style-name="P1"><text:span text:style-name="T3">KnexJS</text:span></text:p>
        <text:p text:style-name="P3"/>
        <text:p text:style-name="P3"/>
        <text:p text:style-name="P1"><text:span text:style-name="T3">PostgreSQL</text:span></text:p>
        <text:p text:style-name="P1"><text:span text:style-name="T3">DotEnv</text:span></text:p>
        <text:p text:style-name="P1"><text:soft-page-break/><text:span text:style-name="T3">Git</text:span></text:p>
        <text:p text:style-name="P1"><text:span text:style-name="T3">GitHub</text:span></text:p>
        <text:p text:style-name="P1"><text:span text:style-name="T3">Agile Methodology</text:span></text:p>
        <text:p text:style-name="P1"><text:span text:style-name="T3">Auth0</text:span></text:p>
        <text:p text:style-name="P1"><text:span text:style-name="T3">Third-party integrations</text:span></text:p>
      </text:section>
      <text:section text:style-name="Sect2" text:name="Section1">
        <text:p text:style-name="P2"/>
        <text:p text:style-name="P1"><text:span text:style-name="T2">LINKS</text:span></text:p>
        <text:p text:style-name="P1"><draw:rect text:anchor-type="as-char" style:rel-width="100%" draw:z-index="4" draw:style-name="gr1" draw:text-style-name="P10" svg:width="0.0012in" svg:height="0.0213in"><text:p/></draw:rect></text:p>
        <text:p text:style-name="P2"/>
        <text:p text:style-name="Standard"><text:span text:style-name="T4">Portfolio</text:span><text:span text:style-name="T3">: <text:tab/></text:span><text:a xlink:type="simple" xlink:href="http://blaineandersondev.com/" text:style-name="ListLabel_20_29" text:visited-style-name="ListLabel_20_29"><text:span text:style-name="T10">http://blaineandersondev.com/</text:span></text:a></text:p>
        <text:p text:style-name="Standard"><text:span text:style-name="T4">Github</text:span><text:span text:style-name="T3">: <text:tab/></text:span><text:a xlink:type="simple" xlink:href="https://github.com/BlaineAndersonDev" text:style-name="ListLabel_20_29" text:visited-style-name="ListLabel_20_29"><text:span text:style-name="T10">https://github.com/BlaineAndersonDev</text:span></text:a><text:span text:style-name="T3"> </text:span></text:p>
        <text:p text:style-name="Standard"><text:span text:style-name="T4">LinkedIn</text:span><text:span text:style-name="T3">: <text:tab/></text:span><text:a xlink:type="simple" xlink:href="https://www.linkedin.com/in/blaineandersondev/" text:style-name="ListLabel_20_29" text:visited-style-name="ListLabel_20_29"><text:span text:style-name="T10">https://www.linkedin.com/in/blaineandersondev/</text:span></text:a></text:p>
      </text:section>
      <text:section text:style-name="Sect2" text:name="Section2">
        <text:p text:style-name="P2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EB Garamond" svg:font-family="'EB Garamon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EB Garamond1" svg:font-family="'EB Garamond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EB Garamond" fo:font-family="'EB Garamond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EB Garamond" fo:font-family="'EB Garamond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EB Garamond" fo:font-family="'EB Garamond'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666666" style:font-name="EB Garamond" fo:font-family="'EB Garamond'" style:font-family-generic="roman" style:font-pitch="variable" fo:font-size="10pt" style:text-underline-style="solid" style:text-underline-width="auto" style:text-underline-color="font-color" style:font-name-asian="EB Garamond1" style:font-family-asian="'EB Garamond'" style:font-family-generic-asian="system" style:font-pitch-asian="variable" style:font-size-asian="10pt" style:font-name-complex="EB Garamond1" style:font-family-complex="'EB Garamond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9" style:display-name="ListLabel 29" style:family="text">
      <style:text-properties fo:color="#1155cc" style:font-name="EB Garamond" fo:font-family="'EB Garamond'" style:font-family-generic="roman" style:font-pitch="variable" fo:font-size="12pt" style:text-underline-style="solid" style:text-underline-width="auto" style:text-underline-color="font-color" style:font-name-asian="EB Garamond1" style:font-family-asian="'EB Garamond'" style:font-family-generic-asian="system" style:font-pitch-asian="variable" style:font-size-asian="12pt" style:font-name-complex="EB Garamond1" style:font-family-complex="'EB Garamond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fo:background-color="#ffffff" style:writing-mode="lr-tb" style:layout-grid-color="#c0c0c0" style:layout-grid-lines="2667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74" meta:word-count="368" meta:character-count="2690" meta:non-whitespace-character-count="2397"/>
    <meta:generator>LibreOfficeDev/6.0.5.2$Linux_X86_64 LibreOffice_project/</meta:generator>
  </office:meta>
</office:document-meta>
</file>